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0.423cm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line-height="0.423cm"/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cm" fo:margin-bottom="0cm" style:contextual-spacing="false" fo:line-height="0.423cm"/>
    </style:style>
    <style:style style:name="P4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0.423cm"/>
      <style:text-properties officeooo:paragraph-rsid="001e03d5"/>
    </style:style>
    <style:style style:name="P6" style:family="paragraph" style:parent-style-name="Standard">
      <style:paragraph-properties fo:margin-top="0cm" fo:margin-bottom="0cm" style:contextual-spacing="false" fo:line-height="0.423cm" fo:text-align="start" style:justify-single-word="false"/>
      <style:text-properties officeooo:paragraph-rsid="001e03d5"/>
    </style:style>
    <style:style style:name="P7" style:family="paragraph" style:parent-style-name="Standard">
      <style:paragraph-properties fo:margin-top="0cm" fo:margin-bottom="0cm" style:contextual-spacing="false" fo:line-height="0.423cm" fo:text-align="start" style:justify-single-word="false"/>
    </style:style>
    <style:style style:name="P8" style:family="paragraph" style:parent-style-name="Standard">
      <style:paragraph-properties fo:margin-top="0cm" fo:margin-bottom="0cm" style:contextual-spacing="false" fo:line-height="0.423cm" fo:text-align="start" style:justify-single-word="false"/>
      <style:text-properties officeooo:paragraph-rsid="001eb30d"/>
    </style:style>
    <style:style style:name="P9" style:family="paragraph" style:parent-style-name="Standard">
      <style:paragraph-properties fo:margin-top="0cm" fo:margin-bottom="0cm" style:contextual-spacing="false" fo:line-height="0.423cm"/>
      <style:text-properties style:font-name-complex="Calibri1" style:font-weight-complex="bold"/>
    </style:style>
    <style:style style:name="P10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style:font-name-complex="Calibri1"/>
    </style:style>
    <style:style style:name="P11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fo:font-size="10pt" fo:font-style="italic" fo:font-weight="bold" style:font-size-asian="10pt" style:font-style-asian="italic" style:font-weight-asian="bold" style:font-name-complex="Calibri1" style:font-size-complex="10pt" style:font-style-complex="italic"/>
    </style:style>
    <style:style style:name="P13" style:family="paragraph" style:parent-style-name="Standard">
      <style:paragraph-properties fo:margin-top="0cm" fo:margin-bottom="0cm" style:contextual-spacing="false" fo:line-height="0.423cm"/>
      <style:text-properties officeooo:rsid="001f2ca8" officeooo:paragraph-rsid="001f2ca8"/>
    </style:style>
    <style:style style:name="P14" style:family="paragraph" style:parent-style-name="Standard">
      <style:paragraph-properties fo:margin-top="0cm" fo:margin-bottom="0cm" style:contextual-spacing="false" fo:line-height="0.423cm"/>
      <style:text-properties fo:font-size="12pt" fo:font-weight="bold" officeooo:rsid="001f2ca8" officeooo:paragraph-rsid="001f2ca8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0.423cm"/>
      <style:text-properties fo:font-size="12pt" style:font-size-asian="12pt" style:font-name-complex="Calibri1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0.423cm"/>
      <style:text-properties fo:color="#2a6099" loext:opacity="100%" fo:font-weight="bold" officeooo:paragraph-rsid="001e03d5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0.423cm"/>
      <style:text-properties fo:color="#2a6099" loext:opacity="100%" fo:font-weight="bold" style:font-weight-asian="bold" style:font-name-complex="Calibri1" style:font-weight-complex="bold"/>
    </style:style>
    <style:style style:name="P18" style:family="paragraph" style:parent-style-name="Standard">
      <style:paragraph-properties fo:margin-top="0cm" fo:margin-bottom="0cm" style:contextual-spacing="false" fo:line-height="0.423cm"/>
      <style:text-properties fo:color="#2a6099" loext:opacity="100%" fo:font-style="italic" fo:font-weight="bold" style:font-style-asian="italic" style:font-weight-asian="bold" style:font-name-complex="Calibri1" style:font-weight-complex="bold"/>
    </style:style>
    <style:style style:name="P19" style:family="paragraph" style:parent-style-name="Standard">
      <style:paragraph-properties fo:margin-top="0cm" fo:margin-bottom="0cm" style:contextual-spacing="false" fo:line-height="0.423cm"/>
      <style:text-properties style:font-name-complex="Calibri1" style:font-weight-complex="bold"/>
    </style:style>
    <style:style style:name="P20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style:font-name-complex="Calibri1"/>
    </style:style>
    <style:style style:name="P21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fo:font-style="italic" style:font-style-asian="italic" style:font-name-complex="Calibri1" style:font-style-complex="italic"/>
    </style:style>
    <style:style style:name="P22" style:family="paragraph" style:parent-style-name="Standard">
      <style:paragraph-properties fo:margin-top="0cm" fo:margin-bottom="0cm" style:contextual-spacing="false" fo:line-height="0.423cm">
        <style:tab-stops>
          <style:tab-stop style:position="3cm"/>
        </style:tab-stops>
      </style:paragraph-properties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1" style:family="text">
      <style:text-properties fo:font-size="12pt" fo:font-weight="bold" style:font-size-asian="12pt" style:font-weight-asian="bold" style:font-name-complex="Calibri1" style:font-size-complex="12pt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 style:font-weight-complex="bold"/>
    </style:style>
    <style:style style:name="T5" style:family="text">
      <style:text-properties fo:font-size="12pt" officeooo:rsid="001e03d5" style:font-size-asian="12pt" style:font-name-complex="Calibri1" style:font-size-complex="12pt" style:font-weight-complex="bold"/>
    </style:style>
    <style:style style:name="T6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7" style:family="text">
      <style:text-properties fo:font-size="12pt" fo:font-style="italic" fo:font-weight="bold" style:font-size-asian="12pt" style:font-style-asian="italic" style:font-weight-asian="bold" style:font-name-complex="Calibri1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9" style:family="text">
      <style:text-properties fo:font-weight="bold" style:font-weight-asian="bold" style:font-name-complex="Calibri1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fo:color="#ff0000" loext:opacity="100%" fo:font-size="12pt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color="#ff0000" loext:opacity="100%" fo:font-size="12pt" style:font-size-asian="12pt" style:font-name-complex="Calibri1" style:font-size-complex="12pt"/>
    </style:style>
    <style:style style:name="T13" style:family="text">
      <style:text-properties fo:color="#ff0000" loext:opacity="100%" fo:font-weight="bold" style:font-weight-asian="bold" style:font-name-complex="Calibri1"/>
    </style:style>
    <style:style style:name="T14" style:family="text">
      <style:text-properties fo:color="#ff0000" loext:opacity="100%" fo:font-size="14pt" style:font-size-asian="14pt" style:font-name-complex="Calibri1" style:font-size-complex="14pt"/>
    </style:style>
    <style:style style:name="T15" style:family="text">
      <style:text-properties fo:font-size="10pt" style:font-size-asian="10pt" style:font-name-complex="Calibri1" style:font-size-complex="10pt"/>
    </style:style>
    <style:style style:name="T16" style:family="text">
      <style:text-properties fo:font-size="10pt" style:font-size-asian="10pt" style:font-name-complex="Calibri1" style:font-size-complex="10pt" style:font-weight-complex="bold"/>
    </style:style>
    <style:style style:name="T17" style:family="text"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18" style:family="text">
      <style:text-properties fo:font-size="10pt" fo:font-style="italic" fo:font-weight="bold" style:font-size-asian="10pt" style:font-style-asian="italic" style:font-weight-asian="bold" style:font-name-complex="Calibri1" style:font-size-complex="10pt" style:font-style-complex="italic"/>
    </style:style>
    <style:style style:name="T19" style:family="text">
      <style:text-properties fo:font-style="italic" fo:font-weight="bold" style:font-style-asian="italic" style:font-weight-asian="bold" style:font-name-complex="Calibri1"/>
    </style:style>
    <style:style style:name="T20" style:family="text">
      <style:text-properties fo:font-style="italic" fo:font-weight="bold" style:font-style-asian="italic" style:font-weight-asian="bold" style:font-name-complex="Calibri1" style:font-style-complex="italic"/>
    </style:style>
    <style:style style:name="T21" style:family="text">
      <style:text-properties fo:font-style="italic" style:font-style-asian="italic" style:font-name-complex="Calibri1" style:font-style-complex="italic"/>
    </style:style>
    <style:style style:name="T22" style:family="text">
      <style:text-properties style:font-name-complex="Calibri1"/>
    </style:style>
    <style:style style:name="T23" style:family="text">
      <style:text-properties style:font-name-complex="Calibri1" style:font-style-complex="italic"/>
    </style:style>
    <style:style style:name="T24" style:family="text">
      <style:text-properties style:font-name-complex="Calibri1" style:font-weight-complex="bold"/>
    </style:style>
    <style:style style:name="T25" style:family="text">
      <style:text-properties officeooo:rsid="001e03d5" style:font-name-complex="Calibri1"/>
    </style:style>
    <style:style style:name="T26" style:family="text">
      <style:text-properties fo:color="#000000" loext:opacity="100%" fo:font-style="italic" fo:font-weight="bold" style:font-style-asian="italic" style:font-weight-asian="bold" style:font-name-complex="Calibri1"/>
    </style:style>
    <style:style style:name="T27" style:family="text">
      <style:text-properties fo:color="#000000" loext:opacity="100%" fo:font-size="14pt" style:font-size-asian="14pt" style:font-name-complex="Calibri1" style:font-size-complex="14pt"/>
    </style:style>
    <style:style style:name="T28" style:family="text">
      <style:text-properties fo:color="#000000" loext:opacity="100%" style:font-name-complex="Calibri1"/>
    </style:style>
    <style:style style:name="T29" style:family="text">
      <style:text-properties fo:font-size="9pt" fo:font-style="italic" style:font-size-asian="9pt" style:font-style-asian="italic" style:font-name-complex="Calibri1" style:font-size-complex="9pt" style:font-style-complex="italic"/>
    </style:style>
    <style:style style:name="T30" style:family="text">
      <style:text-properties fo:font-size="9pt" style:font-size-asian="9pt" style:font-name-complex="Calibri1" style:font-size-complex="9pt"/>
    </style:style>
    <style:style style:name="T31" style:family="text">
      <style:text-properties fo:font-size="8pt" fo:font-style="italic" style:font-size-asian="8pt" style:font-style-asian="italic" style:font-name-complex="Calibri1" style:font-size-complex="8pt" style:font-style-complex="italic"/>
    </style:style>
    <style:style style:name="T32" style:family="text">
      <style:text-properties fo:font-size="10.5pt" style:font-size-asian="10.5pt" style:font-name-complex="Calibri1" style:font-size-complex="10.5pt"/>
    </style:style>
    <style:style style:name="T33" style:family="text">
      <style:text-properties fo:color="#2a6099" loext:opacity="100%" fo:font-weight="bold" style:font-weight-asian="bold" style:font-name-complex="Calibri1" style:font-weight-complex="bold"/>
    </style:style>
    <style:style style:name="T34" style:family="text">
      <style:text-properties fo:color="#2a6099" loext:opacity="100%" fo:font-size="14pt" fo:font-weight="bold" style:font-size-asian="14pt" style:font-weight-asian="bold" style:font-name-complex="Calibri1" style:font-size-complex="14pt" style:font-weight-complex="bold"/>
    </style:style>
    <style:style style:name="T35" style:family="text">
      <style:text-properties fo:color="#2a6099" loext:opacity="100%" fo:font-size="9pt" fo:font-weight="bold" style:font-size-asian="9pt" style:font-weight-asian="bold" style:font-name-complex="Calibri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ERASME <text:s/>BUSHIRI </text:span><text:span text:style-name="T2"><text:s text:c="88"/>PERMIS B + VEHICULE</text:span></text:p>
      <text:p text:style-name="P14">TEL : 0669534478</text:p>
      <text:p text:style-name="P13"><text:span text:style-name="T2">email :</text:span><text:span text:style-name="T8"> </text:span><text:a xlink:type="simple" xlink:href="mailto:erasme.bushiri@hotmail.fr" text:style-name="Internet_20_link" text:visited-style-name="Visited_20_Internet_20_Link"><text:span text:style-name="T8">erasme.bushiri@hotmail.fr</text:span></text:a></text:p>
      <text:p text:style-name="P14"/>
      <text:p text:style-name="P13"><text:span text:style-name="T2"><text:s text:c="57"/></text:span></text:p>
      <text:p text:style-name="P3"><text:span text:style-name="T2">Concepteur développeur <text:s/>d’application : </text:span><text:span text:style-name="T4">Fort d’une</text:span><text:span text:style-name="T2"> </text:span><text:span text:style-name="T4">expérience accumulée durant 20 ans dans divers domaine, je suis la formation de concepteur développeur d’application et suis à la recherche d’un stage de 4 mois rémunéré à 100% par l’</text:span><text:span text:style-name="T5">é</text:span><text:span text:style-name="T4">tat.</text:span></text:p>
      <text:p text:style-name="P16"/>
      <text:p text:style-name="P5"><text:span text:style-name="T33">COMPÉTENCES</text:span><text:span text:style-name="T34"> </text:span><text:span text:style-name="T2">: </text:span><text:span text:style-name="T11">1-</text:span><text:span text:style-name="T16">développement logiciel</text:span></text:p>
      <text:p text:style-name="P6"><text:span text:style-name="T9">Langages </text:span><text:span text:style-name="T1">: </text:span><text:span text:style-name="T3">HTML , CSS3 , JAVASCRIPT,JAVA,C#, .NET</text:span><text:span text:style-name="T1"> </text:span></text:p>
      <text:p text:style-name="P8"><text:span text:style-name="T9">Base de données</text:span><text:span text:style-name="T1"> : </text:span><text:span text:style-name="T3">SQL SERVER, Transact <text:s/>SQL</text:span></text:p>
      <text:p text:style-name="P8"><text:span text:style-name="T9">Modélisation</text:span><text:span text:style-name="T1"> : </text:span><text:span text:style-name="T3">Merise/ Power AMC, UML</text:span></text:p>
      <text:p text:style-name="P6"><text:span text:style-name="T10">Outil de développement</text:span><text:span text:style-name="T2"> :</text:span><text:span text:style-name="T4">Visual studio 2012/2019</text:span></text:p>
      <text:p text:style-name="P7"><text:span text:style-name="T10">Système d’exploitation</text:span><text:span text:style-name="T2"> </text:span><text:span text:style-name="T4">: Windows</text:span></text:p>
      <text:p text:style-name="P3"><text:span text:style-name="T13"><text:s text:c="32"/>2- </text:span><text:span text:style-name="T15">Conception, Analyse et savoir être</text:span></text:p>
      <text:p text:style-name="P15">Élaboration :- du cahier de charges fonctionnelle, - dossier fonctionnelle, force de <text:s text:c="6"/>propositions, autonomie, travail en équipe, Télétravail</text:p>
      <text:p text:style-name="P1"/>
      <text:p text:style-name="P18">DIPLÔMES ET FORMATIONS</text:p>
      <text:p text:style-name="P4"><text:span text:style-name="T20">2015-2017</text:span><text:span text:style-name="T23"> : Licence générale en informatique <text:s/>encours <text:s/>( CNAM / CERGY-PONTOISE)</text:span></text:p>
      <text:p text:style-name="P3"><text:span text:style-name="T3"><text:s text:c="19"/></text:span><text:span text:style-name="T12">Unités d’enseignement validés </text:span><text:span text:style-name="T3">: Recherche opérationnelle, Système de gestion de</text:span></text:p>
      <text:p text:style-name="P9"><text:s text:c="21"/>Base de données, Architectures des systèmes <text:s/>informatique, Conduite d’un projet <text:s/></text:p>
      <text:p text:style-name="P9"><text:s text:c="22"/>informatique, réseaux et télécoms , Management <text:s/>social pour l’ingénieur et</text:p>
      <text:p text:style-name="P3"><text:span text:style-name="T10"><text:s text:c="2"/></text:span><text:span text:style-name="T24"><text:s text:c="19"/>communication en entreprise, Pratique écrite <text:s/>et oral de la </text:span></text:p>
      <text:p text:style-name="P3"><text:span text:style-name="T10"><text:s text:c="21"/></text:span><text:span text:style-name="T24">communication professionnelle </text:span></text:p>
      <text:p text:style-name="P9"/>
      <text:p text:style-name="P4"><text:span text:style-name="T26">2013</text:span><text:span text:style-name="T27"><text:tab/></text:span><text:span text:style-name="T28">Développeur Logiciel <text:s text:c="11"/>Afpa – Amiens (80)</text:span></text:p>
      <text:p text:style-name="P4"><text:span text:style-name="T19">1995</text:span><text:span text:style-name="T14"><text:tab/></text:span><text:span text:style-name="T22">Concepteur Développeur en Informatique</text:span></text:p>
      <text:p text:style-name="P4"><text:span text:style-name="T22"><text:tab/></text:span><text:span text:style-name="T21">Équivalent à un niveau Bac+3 en France <text:s/>(</text:span><text:span text:style-name="T22">ISIPA – R. D. du Congo)</text:span></text:p>
      <text:p text:style-name="P9"/>
      <text:p text:style-name="P17">EXPÉRIENCES PROFESSIONNELLES</text:p>
      <text:p text:style-name="P4"><text:span text:style-name="T19">2013</text:span><text:span text:style-name="T22"><text:tab/></text:span><text:span text:style-name="T10">Développeur Logiciel</text:span><text:span text:style-name="T22"> </text:span><text:span text:style-name="T9">stagiaire </text:span></text:p>
      <text:p text:style-name="P4"><text:span text:style-name="T29">3 mois</text:span><text:span text:style-name="T21"><text:tab/></text:span><text:span text:style-name="T17">Projet de stage : conception d’un logiciel de gestion clients/stock/tournée</text:span></text:p>
      <text:p text:style-name="P21"><text:tab/>Étude de faisabilité / Base de données / Interface graphique</text:p>
      <text:p text:style-name="P10"/>
      <text:p text:style-name="P4"><text:span text:style-name="T19">2007-2011</text:span><text:span text:style-name="T22"><text:tab/></text:span><text:span text:style-name="T9">Chef d’entreprise</text:span></text:p>
      <text:p text:style-name="P4"><text:span text:style-name="T22"><text:tab/>Butex –Logistique</text:span><text:span text:style-name="T30"> (60)</text:span></text:p>
      <text:p text:style-name="P4"><text:span text:style-name="T22"><text:tab/></text:span><text:span text:style-name="T21">Création et gestion de l’activité et de l’équipe </text:span><text:span text:style-name="T29">(4 salariés)</text:span></text:p>
      <text:p text:style-name="P10"><text:tab/></text:p>
      <text:p text:style-name="P4"><text:span text:style-name="T19">2002-2007</text:span><text:span text:style-name="T22"><text:tab/></text:span><text:span text:style-name="T9">Responsable logistique</text:span></text:p>
      <text:p text:style-name="P4"><text:span text:style-name="T22"><text:tab/>Rolca France </text:span><text:span text:style-name="T30">(95) </text:span><text:span text:style-name="T22">– </text:span><text:span text:style-name="T15">Plate-forme logistique</text:span></text:p>
      <text:p text:style-name="P4"><text:span text:style-name="T22"><text:tab/></text:span><text:span text:style-name="T17">Gestion de l’équipe de chauffeurs (7 pers) et de la flotte de véhicules</text:span></text:p>
      <text:p text:style-name="P11"><text:tab/>Prospection de nouveaux clients, devis et négociation</text:p>
      <text:p text:style-name="P10"/>
      <text:p text:style-name="P4"><text:span text:style-name="T19">1999-2001</text:span><text:span text:style-name="T22"> <text:s text:c="15"/></text:span><text:span text:style-name="T9">Comptable adjoint</text:span><text:span text:style-name="T22"> (Congo Futur) <text:s text:c="3"/>Mission :</text:span></text:p>
      <text:p text:style-name="P10"><text:s text:c="34"/>- Gestion et suivie de précompte BIC, retenue locative, paiement des </text:p>
      <text:p text:style-name="P4"><text:span text:style-name="T22"><text:s text:c="35"/>différentes </text:span><text:span text:style-name="T25">régies </text:span><text:span text:style-name="T22"><text:s text:c="2"/>de l’État (Douane, Office <text:s/>Congolais des contrôles, Ogefrem</text:span><text:span text:style-name="T25">)</text:span><text:span text:style-name="T22"> </text:span><text:span text:style-name="T25">e</text:span></text:p>
      <text:p text:style-name="P10"><text:s text:c="34"/>- Préparation de la paie, Inventaire des magasins, réalisation des opérations <text:s text:c="3"/></text:p>
      <text:p text:style-name="P10"><text:s text:c="37"/>bancaire, suivie des comptes bancaires compte </text:p>
      <text:p text:style-name="P10"/>
      <text:p text:style-name="P4"><text:span text:style-name="T19">1997-1999</text:span><text:span text:style-name="T22"> <text:s text:c="12"/></text:span><text:span text:style-name="T9">Chef de bureau inspecteur</text:span></text:p>
      <text:p text:style-name="P4"><text:span text:style-name="T22"><text:s text:c="33"/>Ministère de la Fonction Publique : </text:span><text:span text:style-name="T17">Gestion et contrôle du personnel </text:span><text:span text:style-name="T22">– </text:span><text:span text:style-name="T30">R.D. du Congo</text:span></text:p>
      <text:p text:style-name="P11"/>
      <text:p text:style-name="P4"><text:span text:style-name="T18">1995-997</text:span><text:span text:style-name="T17"> <text:s text:c="19"/></text:span><text:span text:style-name="T20">Attaché de bureau de 1ére classe</text:span><text:span text:style-name="T17"> (Fonction Publique : service informatique )</text:span></text:p>
      <text:p text:style-name="P11"><text:s text:c="36"/>Projet : Informatisation de la direction des effectifs et éléments de la paie de l’État.</text:p>
      <text:p text:style-name="P11"><text:s text:c="36"/>Poste occupé : <text:s/>Analyste programmeur</text:p>
      <text:p text:style-name="P11"><text:s text:c="36"/>Mission : Élaboration des documents de conception fonctionnelle et technique détaillées.</text:p>
      <text:p text:style-name="P12"/>
      <text:p text:style-name="P4"><text:span text:style-name="T18">1995-1998</text:span><text:span text:style-name="T6"><text:tab/></text:span><text:span text:style-name="T10">Enseignant en programmation informatique</text:span><text:span text:style-name="T22"> ( logique de programmation)</text:span></text:p>
      <text:p text:style-name="P4"><text:span text:style-name="T17">3 ans </text:span><text:span text:style-name="T31">(vacations)</text:span><text:span text:style-name="T22"><text:tab/>Établissements d’enseignements supérieurs privés</text:span></text:p>
      <text:p text:style-name="P2"/>
      <text:p text:style-name="P4"><text:span text:style-name="T7">1993</text:span><text:span text:style-name="T3"><text:tab/></text:span><text:span text:style-name="T10">Analyste programmateur Cobol</text:span><text:span text:style-name="T22"> stagiaire</text:span></text:p>
      <text:p text:style-name="P4"><text:span text:style-name="T30">7 mois</text:span><text:span text:style-name="T3"><text:tab/></text:span><text:span text:style-name="T22">Caisse de Stabilisation Cotonnière – </text:span><text:span text:style-name="T30">République Démocratique du Congo</text:span></text:p>
      <text:p text:style-name="P4"><text:span text:style-name="T3"><text:tab/></text:span><text:span text:style-name="T17">Projet : conception d’un système automatisé de la gestion de stock du magasin</text:span></text:p>
      <text:p text:style-name="P11"><text:s text:c="37"/>Par télétraitement ( langage COBOL).</text:p>
      <text:p text:style-name="P4"><text:span text:style-name="T35">CENTRE D’INTÉRÊTS</text:span><text:span text:style-name="T30"> </text:span><text:span text:style-name="T32"><text:s/></text:span><text:span text:style-name="T22"><text:s text:c="2"/></text:span><text:span text:style-name="T3">Mécanique automobile, jardinage, voya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2.499cm" fo:margin-right="2.499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agiaire</meta:initial-creator>
    <meta:editing-cycles>6</meta:editing-cycles>
    <meta:creation-date>2022-02-16T15:45:00</meta:creation-date>
    <dc:date>2022-02-17T20:18:41.509000000</dc:date>
    <meta:editing-duration>PT5M46S</meta:editing-duration>
    <meta:generator>LibreOffice/7.2.1.2$Windows_X86_64 LibreOffice_project/87b77fad49947c1441b67c559c339af8f3517e22</meta:generator>
    <meta:print-date>2022-02-16T22:55:38.882000000</meta:print-date>
    <meta:document-statistic meta:table-count="0" meta:image-count="0" meta:object-count="0" meta:page-count="1" meta:paragraph-count="53" meta:word-count="423" meta:character-count="3693" meta:non-whitespace-character-count="2614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